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ama Nueva" svg:font-family="'Miama Nueva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 style:font-family-generic="roman"/>
    <style:font-face style:name="Times New Roman" svg:font-family="'Times New Roman'"/>
    <style:font-face style:name="sans-serif" svg:font-family="sans-serif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1b9c79" officeooo:paragraph-rsid="0006cce6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1b9c79" officeooo:paragraph-rsid="0006cce6" style:font-size-asian="13pt" style:font-size-complex="13pt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1b9c79" officeooo:paragraph-rsid="0006cce6" style:font-size-asian="9.60000038146973pt" style:font-size-complex="11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fo:font-variant="normal" fo:text-transform="none" fo:color="#000000" loext:opacity="100%" style:font-name="Serif" fo:font-size="13pt" fo:letter-spacing="normal" fo:font-style="normal" fo:font-weight="normal" officeooo:rsid="001b9c79" officeooo:paragraph-rsid="0006cce6" style:font-size-asian="13pt" style:font-size-complex="13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fo:font-variant="normal" fo:text-transform="none" fo:color="#000000" loext:opacity="100%" style:font-name="sans-serif" fo:font-size="14pt" fo:letter-spacing="0.106cm" fo:font-style="normal" fo:font-weight="bold" officeooo:rsid="001b9c79" officeooo:paragraph-rsid="0006cce6" style:font-size-asian="32pt" style:font-size-complex="32pt"/>
    </style:style>
    <style:style style:name="P6" style:family="paragraph" style:parent-style-name="Standard">
      <style:paragraph-properties fo:text-align="center" style:justify-single-word="false"/>
      <style:text-properties fo:font-size="32pt" officeooo:rsid="000d9887" officeooo:paragraph-rsid="0015b4d3" style:font-size-asian="32pt" style:font-size-complex="32pt"/>
    </style:style>
    <style:style style:name="P7" style:family="paragraph" style:parent-style-name="Standard">
      <style:paragraph-properties fo:text-align="center" style:justify-single-word="false"/>
      <style:text-properties officeooo:paragraph-rsid="000eed98"/>
    </style:style>
    <style:style style:name="P8" style:family="paragraph" style:parent-style-name="Standard">
      <style:paragraph-properties fo:text-align="center" style:justify-single-word="false"/>
      <style:text-properties fo:font-size="12pt" officeooo:rsid="0006cce6" officeooo:paragraph-rsid="000d9887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officeooo:rsid="0006cce6" officeooo:paragraph-rsid="000d9887"/>
    </style:style>
    <style:style style:name="P10" style:family="paragraph" style:parent-style-name="Standard">
      <style:paragraph-properties fo:text-align="center" style:justify-single-word="false"/>
      <style:text-properties style:font-name="Serif" fo:font-size="32pt" officeooo:rsid="000d9887" officeooo:paragraph-rsid="0006cce6" style:font-size-asian="32pt" style:font-size-complex="32pt"/>
    </style:style>
    <style:style style:name="P11" style:family="paragraph" style:parent-style-name="Standard">
      <style:text-properties fo:font-size="11pt" officeooo:rsid="000c3b73" officeooo:paragraph-rsid="000c3b73" style:font-size-asian="11pt" style:font-size-complex="11pt"/>
    </style:style>
    <style:style style:name="P12" style:family="paragraph" style:parent-style-name="Standard">
      <style:text-properties fo:font-size="11pt" officeooo:rsid="000c3b73" style:font-size-asian="11pt" style:font-size-complex="11pt"/>
    </style:style>
    <style:style style:name="P13" style:family="paragraph" style:parent-style-name="Standard">
      <style:text-properties fo:font-size="11pt" officeooo:paragraph-rsid="000c3b73" style:font-size-asian="11pt" style:font-size-complex="11pt"/>
    </style:style>
    <style:style style:name="P14" style:family="paragraph" style:parent-style-name="Standard">
      <style:text-properties fo:font-size="11pt" officeooo:paragraph-rsid="000d9887" style:font-size-asian="11pt" style:font-size-complex="11pt"/>
    </style:style>
    <style:style style:name="P15" style:family="paragraph" style:parent-style-name="Standard">
      <style:text-properties fo:font-size="11pt" officeooo:paragraph-rsid="000eed98" style:font-size-asian="11pt" style:font-size-complex="11pt"/>
    </style:style>
    <style:style style:name="P16" style:family="paragraph" style:parent-style-name="Standard">
      <style:text-properties fo:font-size="11pt" officeooo:paragraph-rsid="0015b4d3" style:font-size-asian="11pt" style:font-size-complex="11pt"/>
    </style:style>
    <style:style style:name="P17" style:family="paragraph" style:parent-style-name="Standard">
      <style:text-properties fo:font-size="11pt" officeooo:paragraph-rsid="0015b6a5" style:font-size-asian="11pt" style:font-size-complex="11pt"/>
    </style:style>
    <style:style style:name="P18" style:family="paragraph" style:parent-style-name="Standard">
      <style:text-properties officeooo:paragraph-rsid="0015b4d3"/>
    </style:style>
    <style:style style:name="T1" style:family="text">
      <style:text-properties officeooo:rsid="000c3b73"/>
    </style:style>
    <style:style style:name="T2" style:family="text">
      <style:text-properties officeooo:rsid="000d9887"/>
    </style:style>
    <style:style style:name="T3" style:family="text">
      <style:text-properties officeooo:rsid="000eed98"/>
    </style:style>
    <style:style style:name="T4" style:family="text">
      <style:text-properties fo:language="el" fo:country="GR" officeooo:rsid="000eed98"/>
    </style:style>
    <style:style style:name="T5" style:family="text">
      <style:text-properties style:font-size-asian="12pt" style:font-size-complex="12pt"/>
    </style:style>
    <style:style style:name="T6" style:family="text">
      <style:text-properties style:font-name="Serif" fo:font-size="32pt" officeooo:rsid="000d9887" style:font-size-asian="32pt" style:font-size-complex="32pt"/>
    </style:style>
    <style:style style:name="T7" style:family="text">
      <style:text-properties style:font-name="Miama Nueva" fo:font-size="20pt" officeooo:rsid="000eed98" style:font-size-asian="20pt" style:font-size-complex="20pt"/>
    </style:style>
    <style:style style:name="T8" style:family="text">
      <style:text-properties style:font-name="Miama Nueva" fo:font-size="20pt" fo:language="el" fo:country="GR" officeooo:rsid="000eed98" style:font-size-asian="20pt" style:font-size-complex="20pt"/>
    </style:style>
    <style:style style:name="T9" style:family="text">
      <style:text-properties fo:language="fr" fo:country="FR" officeooo:rsid="000eed98"/>
    </style:style>
    <style:style style:name="T10" style:family="text">
      <style:text-properties officeooo:rsid="0011f2d3"/>
    </style:style>
    <style:style style:name="T11" style:family="text">
      <style:text-properties officeooo:rsid="0015b4d3"/>
    </style:style>
    <style:style style:name="T12" style:family="text">
      <style:text-properties officeooo:rsid="0017c8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2"/>
      <text:p text:style-name="P11"><text:tab/></text:p>
      <text:p text:style-name="P13"><text:span text:style-name="T1"><text:tab/></text:span><text:span text:style-name="T11">C</text:span><text:span text:style-name="T1">ette traduction-</text:span><text:span text:style-name="T11">ci</text:span><text:span text:style-name="T1"> Héllènienne-</text:span><text:span text:style-name="T11">là</text:span><text:span text:style-name="T1">, </text:span><text:span text:style-name="T11">laquelle cache</text:span><text:span text:style-name="T1"> perle.</text:span></text:p>
      <text:p text:style-name="P13"/>
      <text:p text:style-name="P13"><text:tab/><text:span text:style-name="T7">α</text:span><text:span text:style-name="T4"> <text:s/></text:span><text:span text:style-name="T9">R</text:span><text:span text:style-name="T1">e-vérification </text:span><text:span text:style-name="T10">des</text:span><text:span text:style-name="T1"> manuscrit</text:span><text:span text:style-name="T10">s</text:span><text:span text:style-name="T1"> ancien</text:span><text:span text:style-name="T10">s</text:span><text:span text:style-name="T1">.</text:span></text:p>
      <text:p text:style-name="P13"><text:tab/><text:span text:style-name="T1">Grâce aux efforts du Alan Bunning et du Nestlé-Aland</text:span></text:p>
      <text:p text:style-name="P11"><text:tab/>et du Sébastien Debiais Gao, afin d’obtenir un texte propre.</text:p>
      <text:p text:style-name="P11"><text:tab/>Comparé entre Papyrus, entre Codex, entre eux.</text:p>
      <text:p text:style-name="P11"/>
      <text:p text:style-name="P13"><text:span text:style-name="T4"><text:tab/></text:span><text:span text:style-name="T8">β</text:span><text:span text:style-name="T1"> <text:s/></text:span><text:span text:style-name="T3">M</text:span><text:span text:style-name="T1">orphologie, conjugaison, information de chaque mot.</text:span></text:p>
      <text:p text:style-name="P13"><text:tab/><text:span text:style-name="T1">Grâce aux efforts d</text:span><text:span text:style-name="T2">es</text:span><text:span text:style-name="T1"> Livre</text:span><text:span text:style-name="T2">s</text:span><text:span text:style-name="T1"> Ancien</text:span><text:span text:style-name="T2">s dont </text:span><text:span text:style-name="T1">Bagster and sons,</text:span></text:p>
      <text:p text:style-name="P13"><text:tab/><text:span text:style-name="T1">grâce à Robinson et Pierpont, à James Tauber, </text:span><text:span text:style-name="T12">à </text:span><text:span text:style-name="T1">Alan Bunning,</text:span></text:p>
      <text:p text:style-name="P13"><text:tab/><text:span text:style-name="T1">à Sébastien Debiais Gao qui a classé tout en lemmatique,</text:span></text:p>
      <text:p text:style-name="P17"><text:tab/><text:span text:style-name="T1">chaque lettre de préfixe et suffixe a été vérifiée et re-vérifiée.</text:span></text:p>
      <text:p text:style-name="P17"/>
      <text:p text:style-name="P17"><text:tab/><text:span text:style-name="T8">γ</text:span><text:span text:style-name="T1"> <text:s/></text:span><text:span text:style-name="T3">T</text:span><text:span text:style-name="T1">raduction, classement de plus de 40 traductions françaises.</text:span></text:p>
      <text:p text:style-name="P16"><text:span text:style-name="T2"><text:tab/></text:span><text:span text:style-name="T11">Alain Dumont, Lefèvre, </text:span><text:span text:style-name="T2">Bailly, LSJ, Google, Wiktionary,</text:span></text:p>
      <text:p text:style-name="P16"><text:tab/><text:span text:style-name="T12">Didier, </text:span><text:span text:style-name="T11">Gustav, Arnaud, </text:span><text:span text:style-name="T2">par néo-logisme, sans para-logisme.</text:span></text:p>
      <text:p text:style-name="P13"><text:tab/><text:span text:style-name="T3">Une réflexion profonde sur chaque mot a été faite.</text:span></text:p>
      <text:p text:style-name="P14"><text:tab/><text:span text:style-name="T2">Sébastien a généré un interlinéaire mot à mot,</text:span></text:p>
      <text:p text:style-name="P14"><text:tab/><text:span text:style-name="T2">ayant vérifié les lemmes un à un.</text:span></text:p>
      <text:p text:style-name="P14"><text:tab/><text:span text:style-name="T2">Déclinaison </text:span><text:span text:style-name="T3">Grec </text:span><text:span text:style-name="T2">respécté</text:span><text:span text:style-name="T3">e</text:span><text:span text:style-name="T2">, Temps </text:span><text:span text:style-name="T3">Grec </text:span><text:span text:style-name="T2">moyen ajouté.</text:span></text:p>
      <text:p text:style-name="P14"><text:tab/></text:p>
      <text:p text:style-name="P14"><text:span text:style-name="T2"><text:tab/>C’est dans cette lecture, dans cette prise de connaissance,</text:span></text:p>
      <text:p text:style-name="P14"><text:tab/><text:span text:style-name="T2">que l’on saisira la souffrance de cette lettre,</text:span></text:p>
      <text:p text:style-name="P15"><text:tab/><text:span text:style-name="T3">et sur-tout, l’amour Agapé du Christ,</text:span></text:p>
      <text:p text:style-name="P15"><text:span text:style-name="T3"><text:tab/>dépassant toute intelligence.</text:span></text:p>
      <text:p text:style-name="Standard"/>
      <text:p text:style-name="Standard"/>
      <text:p text:style-name="Standard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><text:span text:style-name="T6"/></text:p>
      <text:p text:style-name="P7"><text:span text:style-name="T6">Découverte</text:span></text:p>
      <text:p text:style-name="P10">de</text:p>
      <text:p text:style-name="P10">Iésous Christ</text:p>
      <text:p text:style-name="P6"/>
      <text:p text:style-name="P6"/>
      <text:p text:style-name="P8">Apocalypse</text:p>
      <text:p text:style-name="P8">de</text:p>
      <text:p text:style-name="P9"><text:span text:style-name="T5">Ioanne</text:span></text:p>
      <text:p text:style-name="P1"/>
      <text:p text:style-name="P1"/>
      <text:p text:style-name="P1"/>
      <text:p text:style-name="P1"/>
      <text:p text:style-name="P1"/>
      <text:p text:style-name="P2"/>
      <text:p text:style-name="P3"/>
      <text:p text:style-name="P3"/>
      <text:p text:style-name="P4">Ȼ Domaine public</text:p>
      <text:p text:style-name="P5">AOÛT 202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ama Nueva" svg:font-family="'Miama Nueva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 style:font-family-generic="roman"/>
    <style:font-face style:name="Times New Roman" svg:font-family="'Times New Roman'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6.839cm" fo:page-height="18.641cm" style:num-format="1" style:print-orientation="landscape" fo:margin-top="0.319cm" fo:margin-bottom="0.319cm" fo:margin-left="0.319cm" fo:margin-right="0.31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25cm">
          <style:column style:rel-width="32767*" fo:start-indent="0cm" fo:end-indent="0.125cm"/>
          <style:column style:rel-width="32768*" fo:start-indent="0.12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7T07:21:09.809000000</meta:creation-date>
    <dc:date>2022-08-28T20:08:54.500000000</dc:date>
    <meta:editing-duration>PT48M38S</meta:editing-duration>
    <meta:editing-cycles>10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31" meta:word-count="178" meta:character-count="1175" meta:non-whitespace-character-count="1000"/>
  </office:meta>
</office:document-meta>
</file>